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4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8pt"/>
    </style:style>
    <style:style style:name="P6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7" style:family="paragraph"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style:font-name="Arial" fo:font-size="8pt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style:paragraph-properties fo:margin-top="0.3cm" fo:margin-bottom="0.3cm" fo:text-align="justify"/>
    </style:style>
    <style:style style:name="P15" style:family="paragraph">
      <loext:graphic-properties draw:fill="none" draw:fill-color="#ffffff"/>
      <style:paragraph-properties fo:margin-top="0.3cm" fo:margin-bottom="0.3cm" fo:text-align="justify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Liberation Serif" fo:font-size="6pt" style:font-size-asian="8pt" style:font-size-complex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</text:span><text:span text:style-name="T1">Embedded Systems</text:span></text:p>
          </draw:text-box>
        </draw:frame>
        <draw:g>
          <draw:custom-shape draw:style-name="gr2" draw:text-style-name="P4" draw:layer="layout" svg:width="2.122cm" svg:height="1.022cm" svg:x="8.352cm" svg:y="3.269cm">
            <text:p text:style-name="P3"><text:span text:style-name="T2">Run</text:span></text:p>
            <text:p text:style-name="P3"><text:span text:style-name="T2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2.255cm" svg:height="1.022cm" svg:x="1.584cm" svg:y="3.26cm">
            <text:p text:style-name="P5"><text:span text:style-name="T2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8" draw:layer="layout" svg:width="2.256cm" svg:height="1.021cm" svg:x="3.778cm" svg:y="3.261cm">
            <text:p text:style-name="P7"><text:span text:style-name="T3">Convert to</text:span></text:p>
            <text:p text:style-name="P7"><text:span text:style-name="T3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255cm" svg:height="1.022cm" svg:x="5.972cm" svg:y="3.261cm">
            <text:p text:style-name="P7"><text:span text:style-name="T3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9" draw:layer="layout" svg:width="1.754cm" svg:height="0.508cm" svg:x="2.065cm" svg:y="1.2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5" draw:text-style-name="P9" draw:layer="layout" svg:width="1.817cm" svg:height="0.406cm" svg:x="2.026cm" svg:y="1.8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5" draw:text-style-name="P9" draw:layer="layout" svg:width="1.394cm" svg:height="1.394cm" svg:x="5.081cm" svg:y="1.4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6" draw:text-style-name="P10" draw:layer="layout" svg:width="0.658cm" svg:height="0.546cm" svg:x="6.641cm" svg:y="1.8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0" draw:layer="layout" svg:width="0.658cm" svg:height="0.546cm" svg:x="4.353cm" svg:y="1.8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9" draw:layer="layout" svg:width="8.89cm" svg:height="2.159cm" svg:x="1.58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4.064cm" svg:height="0.727cm" svg:x="6.545cm" svg:y="2.661cm">
            <draw:text-box>
              <text:p><text:span text:style-name="T4">Cost-optimized FPGAs $89</text:span></text:p>
            </draw:text-box>
          </draw:frame>
          <draw:frame draw:style-name="gr5" draw:text-style-name="P9" draw:layer="layout" svg:width="2.303cm" svg:height="1.531cm" svg:x="7.67cm" svg:y="1.2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9" draw:text-style-name="P13" draw:layer="layout" svg:width="1.651cm" svg:height="0.508cm" svg:x="2.116cm" svg:y="2.397cm">
            <text:p text:style-name="P12"><text:span text:style-name="T4">HF6</text:span></text:p>
            <text:p text:style-name="P12"><text:span text:style-name="T4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layer="layout" svg:width="6.461cm" svg:height="1.841cm" svg:x="2.867cm" svg:y="5.008cm">
          <draw:text-box>
            <text:list text:style-name="L1">
              <text:list-item>
                <text:p text:style-name="P14"><text:span text:style-name="T5">TinyML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09:27.603593928</dc:date>
    <meta:editing-duration>PT3H1M17S</meta:editing-duration>
    <meta:editing-cycles>33</meta:editing-cycles>
    <meta:generator>LibreOffice/6.4.7.2$Linux_X86_64 LibreOffice_project/40$Build-2</meta:generator>
    <meta:document-statistic meta:object-count="16"/>
  </office:meta>
</office:document-meta>
</file>